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woAdviceAspect.returnCallCount( ProceedingJoinPoint pj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oAdviceAspect.countSet( int new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